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cm" draw:marker-start="" draw:marker-start-width="0.38cm" draw:marker-end="Circle" draw:marker-end-width="0.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="Circle" draw:marker-start-width="0.24cm" draw:marker-end="Line_20_Arrow" draw:marker-end-width="0.2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4.5cm" svg:height="2cm" svg:x="6.7cm" svg:y="2.2cm">
          <text:p/>
        </draw:rect>
        <draw:rect draw:style-name="gr1" draw:text-style-name="P1" draw:id="id3" draw:layer="layout" svg:width="6.5cm" svg:height="2cm" svg:x="10.2cm" svg:y="7cm">
          <text:p/>
        </draw:rect>
        <draw:rect draw:style-name="gr1" draw:text-style-name="P1" draw:id="id1" draw:layer="layout" svg:width="7cm" svg:height="2cm" svg:x="2.4cm" svg:y="7cm">
          <text:p/>
        </draw:rect>
        <draw:rect draw:style-name="gr1" draw:text-style-name="P1" draw:layer="layout" svg:width="3.5cm" svg:height="1.5cm" svg:x="15.5cm" svg:y="2.9cm">
          <text:p/>
        </draw:rect>
        <draw:frame draw:style-name="gr2" draw:text-style-name="P2" draw:layer="layout" svg:width="3.927cm" svg:height="0.962cm" svg:x="7.1cm" svg:y="2.2cm">
          <draw:text-box>
            <text:p><text:span text:style-name="T1">SvgElement</text:span></text:p>
          </draw:text-box>
        </draw:frame>
        <draw:frame draw:style-name="gr3" draw:text-style-name="P2" draw:layer="layout" svg:width="6.678cm" svg:height="0.962cm" svg:x="2.173cm" svg:y="7.538cm">
          <draw:text-box>
            <text:p><text:span text:style-name="T1">SvgContainerElement</text:span></text:p>
          </draw:text-box>
        </draw:frame>
        <draw:frame draw:style-name="gr3" draw:text-style-name="P2" draw:layer="layout" svg:width="6.467cm" svg:height="0.962cm" svg:x="10.1cm" svg:y="7.5cm">
          <draw:text-box>
            <text:p><text:span text:style-name="T1">SvgGraphicsElement</text:span></text:p>
          </draw:text-box>
        </draw:frame>
        <draw:connector draw:style-name="gr4" draw:text-style-name="P1" draw:layer="layout" draw:line-skew="-0.399cm" svg:x1="2.4cm" svg:y1="8cm" svg:x2="6.7cm" svg:y2="3.2cm" draw:start-shape="id1" draw:start-glue-point="3" draw:end-shape="id2" draw:end-glue-point="3" svg:d="m2400 8000h-900v-4800h5200">
          <text:p/>
        </draw:connector>
        <draw:connector draw:style-name="gr5" draw:text-style-name="P1" draw:layer="layout" draw:type="lines" draw:line-skew="0.799cm -0.999cm" svg:x1="8.95cm" svg:y1="4.2cm" svg:x2="5.9cm" svg:y2="7cm" draw:start-shape="id2" draw:start-glue-point="2" draw:end-shape="id1" draw:end-glue-point="0" svg:d="m8950 4200v1300h-3050v1500">
          <text:p/>
        </draw:connector>
        <draw:connector draw:style-name="gr5" draw:text-style-name="P1" draw:layer="layout" draw:type="lines" draw:line-skew="0.799cm -0.999cm" svg:x1="8.95cm" svg:y1="4.2cm" svg:x2="13.45cm" svg:y2="7cm" draw:start-shape="id2" draw:start-glue-point="2" draw:end-shape="id3" draw:end-glue-point="0" svg:d="m8950 4200v1300h4500v1500">
          <text:p/>
        </draw:connector>
        <draw:line draw:style-name="gr6" draw:text-style-name="P1" draw:layer="layout" svg:x1="6.7cm" svg:y1="3.2cm" svg:x2="11.2cm" svg:y2="3.2cm">
          <text:p/>
        </draw:line>
        <draw:frame draw:style-name="gr3" draw:text-style-name="P3" draw:layer="layout" svg:width="1.302cm" svg:height="0.721cm" svg:x="7.2cm" svg:y="3.3cm">
          <draw:text-box>
            <text:p><text:span text:style-name="T2">type</text:span></text:p>
          </draw:text-box>
        </draw:frame>
        <draw:line draw:style-name="gr7" draw:text-style-name="P1" draw:layer="layout" svg:x1="8.5cm" svg:y1="3.7cm" svg:x2="15.5cm" svg:y2="3.7cm">
          <text:p/>
        </draw:line>
        <draw:frame draw:style-name="gr3" draw:text-style-name="P2" draw:layer="layout" svg:width="1.865cm" svg:height="0.962cm" svg:x="16.1cm" svg:y="3.2cm">
          <draw:text-box>
            <text:p><text:span text:style-name="T1">Type</text:span></text:p>
          </draw:text-box>
        </draw:frame>
        <draw:custom-shape draw:style-name="gr8" draw:text-style-name="P1" draw:layer="layout" svg:width="0.5cm" svg:height="0.5cm" svg:x="8.7cm" svg:y="4.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0.8cm" svg:height="0.4cm" svg:x="1.6cm" svg:y="7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ei Khorev</meta:initial-creator>
    <meta:creation-date>2011-03-05T00:49:05</meta:creation-date>
    <dc:date>2011-03-07T14:10:49</dc:date>
    <dc:creator>Alexei Khorev</dc:creator>
    <meta:editing-duration>PT00H28M43S</meta:editing-duration>
    <meta:editing-cycles>10</meta:editing-cycles>
    <meta:generator>OpenOffice.org/3.2$Unix OpenOffice.org_project/320m18$Build-9502</meta:generator>
    <meta:document-statistic meta:object-count="16"/>
  </office:meta>
</office:document-meta>
</file>